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 PL SungtiL GB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460.09mm" svg:height="288.72mm" svg:x="2.75mm" svg:y="47.81mm">
            <loext:p draw:notify-on-update-of-ranges="Planilha1.C2:Planilha1.C10 Planilha1.A1:Planilha1.A1 Planilha1.A2:Planilha1.A10 Planilha1.B1:Planilha1.B1 Planilha1.B2:Planilha1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Acurácia</text:p>
          </table:table-cell>
          <table:table-cell office:value-type="string" calcext:value-type="string">
            <text:p>Necessária segunda classificação</text:p>
          </table:table-cell>
          <table:table-cell table:style-name="Default"/>
        </table:table-row>
        <table:table-row table:style-name="ro1">
          <table:table-cell office:value-type="float" office:value="95.9" calcext:value-type="float">
            <text:p>95,9</text:p>
          </table:table-cell>
          <table:table-cell office:value-type="float" office:value="50.44" calcext:value-type="float">
            <text:p>50,44</text:p>
          </table:table-cell>
          <table:table-cell table:style-name="Default" office:value-type="string" calcext:value-type="string">
            <text:p>-07 à 0,7</text:p>
          </table:table-cell>
        </table:table-row>
        <table:table-row table:style-name="ro1">
          <table:table-cell office:value-type="float" office:value="97.03" calcext:value-type="float">
            <text:p>97,03</text:p>
          </table:table-cell>
          <table:table-cell office:value-type="float" office:value="65.06" calcext:value-type="float">
            <text:p>65,06</text:p>
          </table:table-cell>
          <table:table-cell office:value-type="string" calcext:value-type="string">
            <text:p>-07 à 0,8</text:p>
          </table:table-cell>
        </table:table-row>
        <table:table-row table:style-name="ro1">
          <table:table-cell office:value-type="float" office:value="97.09" calcext:value-type="float">
            <text:p>97,09</text:p>
          </table:table-cell>
          <table:table-cell office:value-type="float" office:value="64.74" calcext:value-type="float">
            <text:p>64,74</text:p>
          </table:table-cell>
          <table:table-cell office:value-type="string" calcext:value-type="string">
            <text:p>-07 à 0,9</text:p>
          </table:table-cell>
        </table:table-row>
        <table:table-row table:style-name="ro1">
          <table:table-cell office:value-type="float" office:value="97.05" calcext:value-type="float">
            <text:p>97,05</text:p>
          </table:table-cell>
          <table:table-cell office:value-type="float" office:value="64.32" calcext:value-type="float">
            <text:p>64,32</text:p>
          </table:table-cell>
          <table:table-cell table:style-name="Default" office:value-type="string" calcext:value-type="string">
            <text:p>-08 à 0,7</text:p>
          </table:table-cell>
        </table:table-row>
        <table:table-row table:style-name="ro1">
          <table:table-cell office:value-type="float" office:value="96.2" calcext:value-type="float">
            <text:p>96,2</text:p>
          </table:table-cell>
          <table:table-cell office:value-type="float" office:value="70.95" calcext:value-type="float">
            <text:p>70,95</text:p>
          </table:table-cell>
          <table:table-cell office:value-type="string" calcext:value-type="string">
            <text:p>-08 à 0,8</text:p>
          </table:table-cell>
        </table:table-row>
        <table:table-row table:style-name="ro1">
          <table:table-cell office:value-type="float" office:value="96.9" calcext:value-type="float">
            <text:p>96,9</text:p>
          </table:table-cell>
          <table:table-cell office:value-type="float" office:value="77.86" calcext:value-type="float">
            <text:p>77,86</text:p>
          </table:table-cell>
          <table:table-cell office:value-type="string" calcext:value-type="string">
            <text:p>-08 à 0,9</text:p>
          </table:table-cell>
        </table:table-row>
        <table:table-row table:style-name="ro1">
          <table:table-cell office:value-type="float" office:value="97.14" calcext:value-type="float">
            <text:p>97,14</text:p>
          </table:table-cell>
          <table:table-cell office:value-type="float" office:value="59.91" calcext:value-type="float">
            <text:p>59,91</text:p>
          </table:table-cell>
          <table:table-cell table:style-name="Default" office:value-type="string" calcext:value-type="string">
            <text:p>-09 à 0,7</text:p>
          </table:table-cell>
        </table:table-row>
        <table:table-row table:style-name="ro1">
          <table:table-cell office:value-type="float" office:value="97.04" calcext:value-type="float">
            <text:p>97,04</text:p>
          </table:table-cell>
          <table:table-cell office:value-type="float" office:value="68.62" calcext:value-type="float">
            <text:p>68,62</text:p>
          </table:table-cell>
          <table:table-cell office:value-type="string" calcext:value-type="string">
            <text:p>-09 à 0,8</text:p>
          </table:table-cell>
        </table:table-row>
        <table:table-row table:style-name="ro1">
          <table:table-cell office:value-type="float" office:value="96.86" calcext:value-type="float">
            <text:p>96,86</text:p>
          </table:table-cell>
          <table:table-cell office:value-type="float" office:value="64.42" calcext:value-type="float">
            <text:p>64,42</text:p>
          </table:table-cell>
          <table:table-cell office:value-type="string" calcext:value-type="string">
            <text:p>-09 à 0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21:56:32.6423011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21:04:45.295961091</meta:creation-date>
    <dc:date>2018-01-02T23:27:52.555356185</dc:date>
    <meta:editing-duration>PT1H26M51S</meta:editing-duration>
    <meta:editing-cycles>6</meta:editing-cycles>
    <meta:generator>LibreOffice/5.1.6.2$Linux_X86_64 LibreOffice_project/10m0$Build-2</meta:generator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4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diamond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6.01cm" svg:height="28.873cm" xlink:href=".." xlink:type="simple" chart:class="chart:bar" chart:style-name="ch1">
        <chart:legend svg:x="3.86cm" svg:y="20.911cm" style:legend-expansion="custom" chartooo:width="21.706cm" chartooo:height="1.412cm" style:legend-expansion-aspect-ratio="15.3725212464589" chart:style-name="ch2"/>
        <chart:plot-area chart:style-name="ch3" table:cell-range-address="Planilha1.B2:Planilha1.C10 Planilha1.A1:Planilha1.A10 Planilha1.B1:Planilha1.B1" chart:data-source-has-labels="both" svg:x="0.113cm" svg:y="0.514cm" svg:width="29.685cm" svg:height="19.928cm">
          <chartooo:coordinate-region svg:x="1.237cm" svg:y="0.793cm" svg:width="27.436cm" svg:height="18.843cm"/>
          <chart:axis chart:dimension="x" chart:name="primary-x" chart:style-name="ch4" chartooo:axis-type="auto">
            <chartooo:date-scale/>
            <chart:categories table:cell-range-address="Planilha1.C2:Planilha1.C1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Planilha1.A2:Planilha1.A10" chart:label-cell-address="Planilha1.A1:Planilha1.A1" chart:class="chart:bar">
            <chart:data-point chart:repeated="9"/>
          </chart:series>
          <chart:series chart:attached-axis="primary-y" chart:style-name="ch9" chart:values-cell-range-address="Planilha1.B2:Planilha1.B10" chart:label-cell-address="Planilha1.B1:Planilha1.B1" chart:class="chart:bar">
            <chart:data-point chart:repeated="7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urácia</text:p>
                <draw:g>
                  <svg:desc>Planilha1.A1:Planilha1.A1</svg:desc>
                </draw:g>
              </table:table-cell>
              <table:table-cell office:value-type="string">
                <text:p>Necessária segunda classificação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07 à 0,7</text:p>
                <draw:g>
                  <svg:desc>Planilha1.C2:Planilha1.C10</svg:desc>
                </draw:g>
              </table:table-cell>
              <table:table-cell office:value-type="float" office:value="95.9">
                <text:p>95.9</text:p>
                <draw:g>
                  <svg:desc>Planilha1.A2:Planilha1.A10</svg:desc>
                </draw:g>
              </table:table-cell>
              <table:table-cell office:value-type="float" office:value="50.44">
                <text:p>50.44</text:p>
                <draw:g>
                  <svg:desc>Planilha1.B2:Planilha1.B10</svg:desc>
                </draw:g>
              </table:table-cell>
            </table:table-row>
            <table:table-row>
              <table:table-cell office:value-type="string">
                <text:p>-07 à 0,8</text:p>
              </table:table-cell>
              <table:table-cell office:value-type="float" office:value="97.03">
                <text:p>97.03</text:p>
              </table:table-cell>
              <table:table-cell office:value-type="float" office:value="65.06">
                <text:p>65.06</text:p>
              </table:table-cell>
            </table:table-row>
            <table:table-row>
              <table:table-cell office:value-type="string">
                <text:p>-07 à 0,9</text:p>
              </table:table-cell>
              <table:table-cell office:value-type="float" office:value="97.09">
                <text:p>97.09</text:p>
              </table:table-cell>
              <table:table-cell office:value-type="float" office:value="64.74">
                <text:p>64.74</text:p>
              </table:table-cell>
            </table:table-row>
            <table:table-row>
              <table:table-cell office:value-type="string">
                <text:p>-08 à 0,7</text:p>
              </table:table-cell>
              <table:table-cell office:value-type="float" office:value="97.05">
                <text:p>97.05</text:p>
              </table:table-cell>
              <table:table-cell office:value-type="float" office:value="64.32">
                <text:p>64.32</text:p>
              </table:table-cell>
            </table:table-row>
            <table:table-row>
              <table:table-cell office:value-type="string">
                <text:p>-08 à 0,8</text:p>
              </table:table-cell>
              <table:table-cell office:value-type="float" office:value="96.2">
                <text:p>96.2</text:p>
              </table:table-cell>
              <table:table-cell office:value-type="float" office:value="70.95">
                <text:p>70.95</text:p>
              </table:table-cell>
            </table:table-row>
            <table:table-row>
              <table:table-cell office:value-type="string">
                <text:p>-08 à 0,9</text:p>
              </table:table-cell>
              <table:table-cell office:value-type="float" office:value="96.9">
                <text:p>96.9</text:p>
              </table:table-cell>
              <table:table-cell office:value-type="float" office:value="77.86">
                <text:p>77.86</text:p>
              </table:table-cell>
            </table:table-row>
            <table:table-row>
              <table:table-cell office:value-type="string">
                <text:p>-09 à 0,7</text:p>
              </table:table-cell>
              <table:table-cell office:value-type="float" office:value="97.14">
                <text:p>97.14</text:p>
              </table:table-cell>
              <table:table-cell office:value-type="float" office:value="59.91">
                <text:p>59.91</text:p>
              </table:table-cell>
            </table:table-row>
            <table:table-row>
              <table:table-cell office:value-type="string">
                <text:p>-09 à 0,8</text:p>
              </table:table-cell>
              <table:table-cell office:value-type="float" office:value="97.04">
                <text:p>97.04</text:p>
              </table:table-cell>
              <table:table-cell office:value-type="float" office:value="68.62">
                <text:p>68.62</text:p>
              </table:table-cell>
            </table:table-row>
            <table:table-row>
              <table:table-cell office:value-type="string">
                <text:p>-09 à 0,9</text:p>
              </table:table-cell>
              <table:table-cell office:value-type="float" office:value="96.86">
                <text:p>96.86</text:p>
              </table:table-cell>
              <table:table-cell office:value-type="float" office:value="64.42">
                <text:p>64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